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586.8pt" svg:y="2.07pt">
            <draw:object draw:notify-on-update-of-ranges="Sheet1.A1:Sheet1.A2 Sheet1.A3:Sheet1.A9 Sheet1.B1:Sheet1.B2 Sheet1.B3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6.38pt" svg:y="291.23pt">
            <draw:object draw:notify-on-update-of-ranges="Sheet1.E1:Sheet1.E2 Sheet1.E3:Sheet1.E10 Sheet1.F1:Sheet1.F2 Sheet1.F3:Sheet1.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mbient</text:p>
          </table:table-cell>
          <table:table-cell table:style-name="Default" office:value-type="string" calcext:value-type="string">
            <text:p>temp (°C)</text:p>
          </table:table-cell>
          <table:table-cell table:number-columns-repeated="2"/>
          <table:table-cell office:value-type="string" calcext:value-type="string">
            <text:p>cooling unit</text:p>
          </table:table-cell>
          <table:table-cell table:style-name="Default" office:value-type="string" calcext:value-type="string">
            <text:p>temp (°C)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Default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style-name="Default"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196.5" calcext:value-type="float">
            <text:p>196.5</text:p>
          </table:table-cell>
          <table:table-cell table:style-name="Default" office:value-type="float" office:value="40.5" calcext:value-type="float">
            <text:p>40.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style-name="Default"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style-name="Default" office:value-type="float" office:value="59" calcext:value-type="float">
            <text:p>59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Interpolated:</text:p>
          </table:table-cell>
          <table:table-cell table:style-name="Default"/>
          <table:table-cell office:value-type="string" calcext:value-type="string">
            <text:p>interval gradient</text:p>
          </table:table-cell>
          <table:table-cell/>
          <table:table-cell office:value-type="string" calcext:value-type="string">
            <text:p>Interpolated:</text:p>
          </table:table-cell>
          <table:table-cell table:style-name="Default"/>
          <table:table-cell office:value-type="string" calcext:value-type="string">
            <text:p>interval gradien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000640967*[.A11]^2+0.1431304871*[.A11]-11.6516721212" office:value-type="float" office:value="5.1454058573" calcext:value-type="float">
            <text:p>5.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0.0004351878*[.E11]^2+0.2011721783*[.E11]-10.5522104343" office:value-type="float" office:value="5.6622622667" calcext:value-type="float">
            <text:p>5.7</text:p>
          </table:table-cell>
          <table:table-cell/>
        </table:table-row>
        <table:table-row table:style-name="ro1">
          <table:table-cell table:formula="of:=[.A11]+20" office:value-type="float" office:value="105" calcext:value-type="float">
            <text:p>105</text:p>
          </table:table-cell>
          <table:table-cell table:formula="of:=0.000640967*[.A12]^2+0.1431304871*[.A12]-11.6516721212" office:value-type="float" office:value="10.4436901993" calcext:value-type="float">
            <text:p>10.4</text:p>
          </table:table-cell>
          <table:table-cell table:formula="of:=([.B12]-[.B11])/([.A12]-[.A11])" office:value-type="float" office:value="0.2649142171" calcext:value-type="float">
            <text:p>0.264914217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0.0004351878*[.E12]^2+0.2011721783*[.E12]-10.5522104343" office:value-type="float" office:value="11.0783067927" calcext:value-type="float">
            <text:p>11.1</text:p>
          </table:table-cell>
          <table:table-cell table:formula="of:=([.F12]-[.F11])/([.E12]-[.E11])" office:value-type="float" office:value="0.2708022263" calcext:value-type="float">
            <text:p>0.2708022263</text:p>
          </table:table-cell>
        </table:table-row>
        <table:table-row table:style-name="ro1">
          <table:table-cell table:formula="of:=[.A12]+20" office:value-type="float" office:value="125" calcext:value-type="float">
            <text:p>125</text:p>
          </table:table-cell>
          <table:table-cell table:formula="of:=0.000640967*[.A13]^2+0.1431304871*[.A13]-11.6516721212" office:value-type="float" office:value="16.2547481413" calcext:value-type="float">
            <text:p>16.3</text:p>
          </table:table-cell>
          <table:table-cell table:formula="of:=([.B13]-[.B12])/([.A13]-[.A12])" office:value-type="float" office:value="0.2905528971" calcext:value-type="float">
            <text:p>0.2905528971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0.0004351878*[.E13]^2+0.2011721783*[.E13]-10.5522104343" office:value-type="float" office:value="16.8425015587" calcext:value-type="float">
            <text:p>16.8</text:p>
          </table:table-cell>
          <table:table-cell table:formula="of:=([.F13]-[.F12])/([.E13]-[.E12])" office:value-type="float" office:value="0.2882097383" calcext:value-type="float">
            <text:p>0.2882097383</text:p>
          </table:table-cell>
        </table:table-row>
        <table:table-row table:style-name="ro1">
          <table:table-cell table:formula="of:=[.A13]+20" office:value-type="float" office:value="145" calcext:value-type="float">
            <text:p>145</text:p>
          </table:table-cell>
          <table:table-cell table:formula="of:=0.000640967*[.A14]^2+0.1431304871*[.A14]-11.6516721212" office:value-type="float" office:value="22.5785796833" calcext:value-type="float">
            <text:p>22.6</text:p>
          </table:table-cell>
          <table:table-cell table:formula="of:=([.B14]-[.B13])/([.A14]-[.A13])" office:value-type="float" office:value="0.3161915771" calcext:value-type="float">
            <text:p>0.316191577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0.0004351878*[.E14]^2+0.2011721783*[.E14]-10.5522104343" office:value-type="float" office:value="22.9548465647" calcext:value-type="float">
            <text:p>23.0</text:p>
          </table:table-cell>
          <table:table-cell table:formula="of:=([.F14]-[.F13])/([.E14]-[.E13])" office:value-type="float" office:value="0.3056172503" calcext:value-type="float">
            <text:p>0.3056172503</text:p>
          </table:table-cell>
        </table:table-row>
        <table:table-row table:style-name="ro1">
          <table:table-cell table:formula="of:=[.A14]+20" office:value-type="float" office:value="165" calcext:value-type="float">
            <text:p>165</text:p>
          </table:table-cell>
          <table:table-cell table:formula="of:=0.000640967*[.A15]^2+0.1431304871*[.A15]-11.6516721212" office:value-type="float" office:value="29.4151848253" calcext:value-type="float">
            <text:p>29.4</text:p>
          </table:table-cell>
          <table:table-cell table:formula="of:=([.B15]-[.B14])/([.A15]-[.A14])" office:value-type="float" office:value="0.3418302571" calcext:value-type="float">
            <text:p>0.341830257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0.0004351878*[.E15]^2+0.2011721783*[.E15]-10.5522104343" office:value-type="float" office:value="29.4153418107" calcext:value-type="float">
            <text:p>29.4</text:p>
          </table:table-cell>
          <table:table-cell table:formula="of:=([.F15]-[.F14])/([.E15]-[.E14])" office:value-type="float" office:value="0.3230247623" calcext:value-type="float">
            <text:p>0.3230247623</text:p>
          </table:table-cell>
        </table:table-row>
        <table:table-row table:style-name="ro1">
          <table:table-cell table:formula="of:=[.A15]+20" office:value-type="float" office:value="185" calcext:value-type="float">
            <text:p>185</text:p>
          </table:table-cell>
          <table:table-cell table:formula="of:=0.000640967*[.A16]^2+0.1431304871*[.A16]-11.6516721212" office:value-type="float" office:value="36.7645635673" calcext:value-type="float">
            <text:p>36.8</text:p>
          </table:table-cell>
          <table:table-cell table:formula="of:=([.B16]-[.B15])/([.A16]-[.A15])" office:value-type="float" office:value="0.3674689371" calcext:value-type="float">
            <text:p>0.3674689371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0.0004351878*[.E16]^2+0.2011721783*[.E16]-10.5522104343" office:value-type="float" office:value="36.2239872967" calcext:value-type="float">
            <text:p>36.2</text:p>
          </table:table-cell>
          <table:table-cell table:formula="of:=([.F16]-[.F15])/([.E16]-[.E15])" office:value-type="float" office:value="0.3404322743" calcext:value-type="float">
            <text:p>0.3404322743</text:p>
          </table:table-cell>
        </table:table-row>
        <table:table-row table:style-name="ro1">
          <table:table-cell table:formula="of:=[.A16]+20" office:value-type="float" office:value="205" calcext:value-type="float">
            <text:p>205</text:p>
          </table:table-cell>
          <table:table-cell table:formula="of:=0.000640967*[.A17]^2+0.1431304871*[.A17]-11.6516721212" office:value-type="float" office:value="44.6267159093" calcext:value-type="float">
            <text:p>44.6</text:p>
          </table:table-cell>
          <table:table-cell table:formula="of:=([.B17]-[.B16])/([.A17]-[.A16])" office:value-type="float" office:value="0.3931076171" calcext:value-type="float">
            <text:p>0.3931076171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0.0004351878*[.E17]^2+0.2011721783*[.E17]-10.5522104343" office:value-type="float" office:value="43.3807830227" calcext:value-type="float">
            <text:p>43.4</text:p>
          </table:table-cell>
          <table:table-cell table:formula="of:=([.F17]-[.F16])/([.E17]-[.E16])" office:value-type="float" office:value="0.3578397863" calcext:value-type="float">
            <text:p>0.3578397863</text:p>
          </table:table-cell>
        </table:table-row>
        <table:table-row table:style-name="ro1">
          <table:table-cell table:formula="of:=[.A17]+20" office:value-type="float" office:value="225" calcext:value-type="float">
            <text:p>225</text:p>
          </table:table-cell>
          <table:table-cell table:formula="of:=0.000640967*[.A18]^2+0.1431304871*[.A18]-11.6516721212" office:value-type="float" office:value="53.0016418513" calcext:value-type="float">
            <text:p>53.0</text:p>
          </table:table-cell>
          <table:table-cell table:formula="of:=([.B18]-[.B17])/([.A18]-[.A17])" office:value-type="float" office:value="0.4187462971" calcext:value-type="float">
            <text:p>0.4187462971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0.0004351878*[.E18]^2+0.2011721783*[.E18]-10.5522104343" office:value-type="float" office:value="50.8857289887" calcext:value-type="float">
            <text:p>50.9</text:p>
          </table:table-cell>
          <table:table-cell table:formula="of:=([.F18]-[.F17])/([.E18]-[.E17])" office:value-type="float" office:value="0.3752472983" calcext:value-type="float">
            <text:p>0.3752472983</text:p>
          </table:table-cell>
        </table:table-row>
        <table:table-row table:style-name="ro1">
          <table:table-cell table:formula="of:=[.A18]+20" office:value-type="float" office:value="245" calcext:value-type="float">
            <text:p>245</text:p>
          </table:table-cell>
          <table:table-cell table:formula="of:=0.000640967*[.A19]^2+0.1431304871*[.A19]-11.6516721212" office:value-type="float" office:value="61.8893413933" calcext:value-type="float">
            <text:p>61.9</text:p>
          </table:table-cell>
          <table:table-cell table:formula="of:=([.B19]-[.B18])/([.A19]-[.A18])" office:value-type="float" office:value="0.4443849771" calcext:value-type="float">
            <text:p>0.444384977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0.0004351878*[.E19]^2+0.2011721783*[.E19]-10.5522104343" office:value-type="float" office:value="58.7388251947" calcext:value-type="float">
            <text:p>58.7</text:p>
          </table:table-cell>
          <table:table-cell table:formula="of:=([.F19]-[.F18])/([.E19]-[.E18])" office:value-type="float" office:value="0.392654810299999" calcext:value-type="float">
            <text:p>0.3926548103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Deitmerg</meta:initial-creator>
    <meta:creation-date>2015-07-26T17:35:11.922452975</meta:creation-date>
    <dc:date>2015-07-26T18:34:41.143270885</dc:date>
    <dc:creator>Jonas Deitmerg</dc:creator>
    <meta:editing-duration>PT28M46S</meta:editing-duration>
    <meta:editing-cycles>3</meta:editing-cycles>
    <meta:generator>LibreOffice/4.4.3.2$Linux_X86_64 LibreOffice_project/40m0$Build-2</meta:generator>
    <meta:document-statistic meta:table-count="1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ambient</text:p>
        </chart:title>
        <chart:legend chart:legend-position="end" svg:x="10.687cm" svg:y="3.952cm" style:legend-expansion="high" chart:style-name="ch3"/>
        <chart:plot-area chart:style-name="ch4" table:cell-range-address="Sheet1.A1:Sheet1.B9" chart:data-source-has-labels="row" svg:x="0.32cm" svg:y="1.301cm" svg:width="10.047cm" svg:height="7.519cm">
          <chartooo:coordinate-region svg:x="0.994cm" svg:y="1.5cm" svg:width="9.054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label-cell-address="Sheet1.B1:Sheet1.B2" chart:class="chart:scatter">
            <chart:domain table:cell-range-address="Sheet1.A3:Sheet1.A9"/>
            <chart:regression-curve chart:style-name="ch8">
              <chart:equation chart:display-equation="true" chart:display-r-square="false" svg:x="1.002cm" svg:y="1.515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 (°C)</text:p>
                <text:list>
                  <text:list-item>
                    <text:p>temp (°C)</text:p>
                  </text:list-item>
                  <text:list-item>
                    <text:p/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">
                <text:p>87</text:p>
                <draw:g>
                  <svg:desc>Sheet1.A3:Sheet1.A9</svg:desc>
                </draw:g>
              </table:table-cell>
              <table:table-cell office:value-type="float" office:value="5.5">
                <text:p>5.5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">
                <text:p>14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.5">
                <text:p>196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">
                <text:p>2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cm" svg:y="0.316cm" chart:style-name="ch2">
          <text:p>cooling unit</text:p>
        </chart:title>
        <chart:legend chart:legend-position="end" svg:x="10.687cm" svg:y="3.952cm" style:legend-expansion="high" chart:style-name="ch3"/>
        <chart:plot-area chart:style-name="ch4" table:cell-range-address="Sheet1.E1:Sheet1.F10" chart:data-source-has-labels="row" svg:x="0.32cm" svg:y="1.301cm" svg:width="10.047cm" svg:height="7.519cm">
          <chartooo:coordinate-region svg:x="0.994cm" svg:y="1.5cm" svg:width="9.054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0" chart:label-cell-address="Sheet1.F1:Sheet1.F2" chart:class="chart:scatter">
            <chart:domain table:cell-range-address="Sheet1.E3:Sheet1.E10"/>
            <chart:regression-curve chart:style-name="ch8">
              <chart:equation chart:display-equation="true" chart:display-r-square="false" svg:x="1.497cm" svg:y="1.672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emp (°C)</text:p>
                <text:list>
                  <text:list-item>
                    <text:p>temp (°C)</text:p>
                  </text:list-item>
                  <text:list-item>
                    <text:p/>
                  </text:list-item>
                </text:list>
                <draw:g>
                  <svg:desc>Sheet1.F1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E3:Sheet1.E10</svg:desc>
                </draw:g>
              </table:table-cell>
              <table:table-cell office:value-type="float" office:value="5.5">
                <text:p>5.5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">
                <text:p>18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